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hronizedBag.uniqu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Bag.SynchronizedBag( Bag b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Bag.add( Object objec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Bag.SynchronizedBag( Bag bag , Object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Bag.getCoun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Bag.getB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BagSet.SynchronizedBagSet( Set set , Object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Bag.decorate( Bag b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Bag.remove( Object objec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